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FileRenderingUtil.MultiFileRenderingUtil( String ext , File output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FileRenderingUtil.createOutputStream( int page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